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Behdad" svg:font-family="Behda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996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d79fb" officeooo:paragraph-rsid="000d79fb" style:font-name-complex="Behdad"/>
    </style:style>
    <style:style style:name="P2" style:family="paragraph" style:parent-style-name="Standard">
      <style:paragraph-properties fo:text-align="center" style:justify-single-word="false"/>
      <style:text-properties officeooo:rsid="000d79fb" officeooo:paragraph-rsid="000d79fb" style:font-name-complex="Behdad"/>
    </style:style>
    <style:style style:name="P3" style:family="paragraph" style:parent-style-name="Standard">
      <style:paragraph-properties fo:text-align="justify" style:justify-single-word="false"/>
      <style:text-properties officeooo:rsid="000e5616" officeooo:paragraph-rsid="000e5616" style:font-name-complex="Behdad"/>
    </style:style>
    <style:style style:name="P4" style:family="paragraph" style:parent-style-name="Standard">
      <style:paragraph-properties fo:text-align="justify" style:justify-single-word="false"/>
      <style:text-properties officeooo:rsid="000f81bc" officeooo:paragraph-rsid="000f81bc" style:font-name-complex="Behdad"/>
    </style:style>
    <style:style style:name="P5" style:family="paragraph" style:parent-style-name="Standard">
      <style:paragraph-properties fo:text-align="justify" style:justify-single-word="false"/>
      <style:text-properties officeooo:rsid="001345f6" officeooo:paragraph-rsid="001345f6" style:font-name-complex="Behdad"/>
    </style:style>
    <style:style style:name="P6" style:family="paragraph" style:parent-style-name="Standard">
      <style:paragraph-properties fo:text-align="justify" style:justify-single-word="false"/>
      <style:text-properties officeooo:rsid="00178deb" officeooo:paragraph-rsid="00178deb" style:font-name-complex="Behda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d79fb" officeooo:paragraph-rsid="000d79fb" style:font-weight-asian="bold" style:font-name-complex="Behda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79fb" officeooo:paragraph-rsid="000d79fb" style:font-weight-asian="bold" style:font-name-complex="Behda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e5616" officeooo:paragraph-rsid="000e5616" style:font-weight-asian="bold" style:font-name-complex="Behda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f81bc" officeooo:paragraph-rsid="000f81bc" style:font-weight-asian="bold" style:font-name-complex="Behda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345f6" officeooo:paragraph-rsid="001345f6" style:font-weight-asian="bold" style:font-name-complex="Behda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78deb" officeooo:paragraph-rsid="00178deb" style:font-weight-asian="bold" style:font-name-complex="Behdad" style:font-weight-complex="bold"/>
    </style:style>
    <style:style style:name="P13" style:family="paragraph" style:parent-style-name="Standard">
      <style:paragraph-properties fo:text-align="start" style:justify-single-word="false" style:writing-mode="rl-tb"/>
      <style:text-properties fo:font-weight="normal" officeooo:rsid="0014ca3a" officeooo:paragraph-rsid="0014ca3a" style:font-weight-asian="normal" style:font-name-complex="Behdad" style:font-weight-complex="normal"/>
    </style:style>
    <style:style style:name="P14" style:family="paragraph" style:parent-style-name="Table_20_Contents">
      <style:text-properties style:font-name-complex="Behdad"/>
    </style:style>
    <style:style style:name="P15" style:family="paragraph" style:parent-style-name="Table_20_Contents">
      <style:text-properties officeooo:rsid="001345f6" officeooo:paragraph-rsid="001345f6" style:font-name-complex="Behdad"/>
    </style:style>
    <style:style style:name="T1" style:family="text">
      <style:text-properties officeooo:rsid="000e5616"/>
    </style:style>
    <style:style style:name="T2" style:family="text">
      <style:text-properties officeooo:rsid="000f81bc"/>
    </style:style>
    <style:style style:name="T3" style:family="text">
      <style:text-properties officeooo:rsid="00114bf1"/>
    </style:style>
    <style:style style:name="T4" style:family="text">
      <style:text-properties fo:font-weight="bold" officeooo:rsid="00114bf1" style:font-weight-asian="bold" style:font-weight-complex="bold"/>
    </style:style>
    <style:style style:name="T5" style:family="text">
      <style:text-properties fo:font-weight="bold" officeooo:rsid="0014d010" style:font-weight-asian="bold" style:font-weight-complex="bold"/>
    </style:style>
    <style:style style:name="T6" style:family="text">
      <style:text-properties officeooo:rsid="0014d0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ه نام خدا</text:p>
      <text:p text:style-name="P7">تفاهم نامه‌ی همکاری</text:p>
      <text:p text:style-name="P13">تاریخ: ۹۷/۵/۵</text:p>
      <text:p text:style-name="P13">پیوست: ندارد</text:p>
      <text:p text:style-name="P1"/>
      <text:p text:style-name="P8">طرفین</text:p>
      <text:p text:style-name="P1"><text:tab/>۱- ……... به شماره‌ی <text:span text:style-name="T1">ملی</text:span> ……….. به آدرس ………... (کد پستی: ……...)، به عنوان سرپرست گروه ……....</text:p>
      <text:p text:style-name="P1"><text:tab/>۲- …….<text:span text:style-name="T1"> به شماره‌ی ملی …….. به آدرس ……... (کد پستی: ……..).</text:span></text:p>
      <text:p text:style-name="P1"/>
      <text:p text:style-name="P9">شرح تفاهم</text:p>
      <text:p text:style-name="P3"><text:tab/>به واسطه‌ی این تفاهم نامه مقرر می‌گردد جناب آقای …... به عنوان مشاور راهبردی و فنی با گروه ……. همکاری می‌نمایند. <text:span text:style-name="T2">شیوه‌ی همکاری به صورت پروژه‌های مجزا خواهد بود که هر پروژه به صورت قرارداد مستقل به تائید طرفین خواهد رسید.</text:span></text:p>
      <text:p text:style-name="P3"/>
      <text:p text:style-name="P10">حقوق</text:p>
      <text:p text:style-name="P4"><text:tab/>شروح فعالیت‌ها باید به صورت گزارشی به تائید طرفین برسد و نهایتاً پس از ارزش گزاری به صورت سهم از هر پروژه درخواهد آمد.</text:p>
      <text:p text:style-name="P4"><text:tab/><text:span text:style-name="T4">تبصره</text:span></text:p>
      <text:p text:style-name="P4"><text:tab/><text:tab/><text:span text:style-name="T3">فعالیت‌هایی که که در جهت پیشرفت کلی گروه و فراتر از محدوده‌ی پروژه باشند، به صورت سهم از دستاورد‌های مربوطه‌ی گروه درخواهند آمد.</text:span></text:p>
      <text:p text:style-name="P4"/>
      <text:p text:style-name="P11">تعهدات</text:p>
      <text:p text:style-name="P5"><text:tab/>۱- همکاری در جهت تأمین نیروی انسانی، سرمایه‌های مادی، سرمایه‌های معنوی</text:p>
      <text:p text:style-name="P5"><text:tab/>۲- همکاری در جهت توسعه‌ی زیرساخت، توسعه‌ی علمی و تحقیقاتی و توسعه‌ی محصولات</text:p>
      <text:p text:style-name="P5"><text:tab/><text:span text:style-name="T5">تبصره</text:span></text:p>
      <text:p text:style-name="P5"><text:tab/><text:tab/><text:span text:style-name="T6">اطلاعاتی که سرمایه‌ی معنوی و دستاوردهای گروه به شمار می‌آیند، شامل تعهد «عدم افشای اطلاعات» می‌گردند که به موجب آن، طرفین موظف‌اند از اطلاعاتی که محرمانه و یا پرارزش تلقی می‌شوند در قبال افراد غیر مجاز حراست نمایند.</text:span></text:p>
      <text:p text:style-name="P5"/>
      <text:p text:style-name="P12">نسخه‌ها</text:p>
      <text:p text:style-name="P6"><text:tab/>این تفاهم‌نامه در دو نسخه مشابه به امضای طرفین رسیده است.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…….</text:p>
          </table:table-cell>
          <table:table-cell table:style-name="Table1.B1" office:value-type="string">
            <text:p text:style-name="P15">………..</text:p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Behdad" svg:font-family="Behda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7T11:21:26.173720082</meta:creation-date>
    <dc:date>2021-04-07T16:34:01.271357410</dc:date>
    <meta:editing-duration>PT14M41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22" meta:word-count="210" meta:character-count="1120" meta:non-whitespace-character-count="919"/>
  </office:meta>
</office:document-meta>
</file>